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afd2"/>
    </style:style>
    <style:style style:name="P2" style:family="paragraph" style:parent-style-name="Standard">
      <style:text-properties officeooo:paragraph-rsid="0017a84d"/>
    </style:style>
    <style:style style:name="P3" style:family="paragraph" style:parent-style-name="Standard">
      <style:text-properties fo:font-weight="bold" officeooo:paragraph-rsid="0017a84d" style:font-weight-asian="bold" style:font-weight-complex="bold"/>
    </style:style>
    <style:style style:name="P4" style:family="paragraph" style:parent-style-name="Heading_20_1" style:list-style-name="">
      <style:paragraph-properties fo:text-align="center" style:justify-single-word="false"/>
    </style:style>
    <style:style style:name="P5" style:family="paragraph" style:parent-style-name="Heading_20_3">
      <style:text-properties officeooo:paragraph-rsid="00183411"/>
    </style:style>
    <style:style style:name="P6" style:family="paragraph" style:parent-style-name="Standard">
      <style:text-properties officeooo:paragraph-rsid="0015afd2"/>
    </style:style>
    <style:style style:name="P7" style:family="paragraph" style:parent-style-name="Standard">
      <style:text-properties officeooo:paragraph-rsid="0017a84d"/>
    </style:style>
    <style:style style:name="P8" style:family="paragraph" style:parent-style-name="Standard">
      <style:text-properties officeooo:paragraph-rsid="001a8805"/>
    </style:style>
    <style:style style:name="P9" style:family="paragraph" style:parent-style-name="Standard">
      <style:text-properties fo:font-weight="bold" officeooo:paragraph-rsid="0017a84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88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 quelle problématique répond le sujet</text:h>
      <text:p text:style-name="P1"><text:line-break/><text:span text:style-name="T1">Le sujet répond à la problématique suivante :</text:span></text:p>
      <text:p text:style-name="P2"><text:line-break/>"La faisabilité de l'implantation d'un parc éolien sur le territoire de Beaucamps-le-Jeune."<text:line-break/>Il s'agit d'évaluer si l'installation d'éoliennes est viable d'un point de vue environnemental, technique et réglementaire, en étudiant notamment le gisement de vent, l'impact sur la faune (comme les chauves-souris) et le paysage.<text:line-break/><text:line-break/>Justifier la nécessité du projet <text:span text:style-name="T2">éolien de Beaucamps et du projet mât éolien</text:span><text:line-break/><text:line-break/>La nécessité du projet d'implantation d'un parc éolien à Beaucamps-le-Jeune se justifie par plusieurs éléments issus du contexte énergétique en France :<text:line-break/>Objectifs nationaux de transition énergétique<text:line-break/>La loi de la transition énergétique pour la croissance verte (2015) fixe un objectif de 32 % d’énergies renouvelables en 2030. L’éolien, en tant qu’énergie propre et renouvelable, est un levier essentiel pour atteindre cette cible.<text:line-break/>Croissance de l’énergie éolienne en France<text:line-break/>En 2023, le parc éolien français atteint 22,0 GW, et la puissance des projets terrestres en cours est </text:p>
      <text:p text:style-name="P2">de 11,6 GW.</text:p>
      <text:p text:style-name="P8">La production éolienne a atteint 37,9 TWh en 2022, soit 8,3 % de la consommation électrique nationale.</text:p>
      <text:p text:style-name="P8"><text:line-break/><text:span text:style-name="T2">Pour la nécessité de la bonne réalisation du projet éolien de Beaucamps-le-Jeune, notre projet de Mat éolien rentre en jeux , ayant comme but l’acquisition des mesures météo ( Vitesse du vent et sa direction) enfin de déterminer si la future zone d’implantation est propice à l’installation d’un parc éolien mais aussi grâce au logicielle préalablement déployer , il pourra permettre au client de visualiser les mesures des capteurs en direct.</text:span></text:p>
      <text:p text:style-name="P8"/>
      <text:p text:style-name="P2">La dynamique de développement de l’éolien en France montre un besoin d’accélérer les installations pour assurer une production énergétique stable et durable.<text:line-break/>Positionnement de la France en Europe<text:line-break/>En 2018, la France était 4ᵉ en Europe en termes de puissance installée (15 108 MW), derrière l’Allemagne, l’Espagne et le Royaume-Uni.<text:line-break/>Pour rester compétitive et accroître son indépendance énergétique, la France doit poursuivre l’expansion de son parc éolien.<text:line-break/>Potentiel local et impact environnemental réduit<text:line-break/>L’étude du site (gisement de vent, impact sur la faune et le paysage) permet de s’assurer que l’implantation est pertinente.<text:line-break/>L’éolien contribue à réduire les émissions de gaz à effet de serre, participant ainsi aux engagements climatiques de la France.<text:line-break/>Ce projet s’inscrit dans une logique de développement durable, de sécurisation énergétique et d’alignement avec les objectifs nationaux et européens. Il répond à la nécessité d’augmenter la part d’énergies renouvelables en France tout en valorisant le potentiel éolien du territoire.<text:line-break/><text:line-break/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h text:style-name="P5" text:outline-level="3">Les exigences des tâches dans le diagramme des exigences du mât de prospection éolien sont les suivantes :</text:h>
      <text:p text:style-name="Text_20_body"><text:line-break/><text:line-break/><text:span text:style-name="T1">1. Acquisition des conditions de vent</text:span></text:p>
      <text:p text:style-name="P2"><text:line-break/>Mesurer la vitesse du vent : précision de ±3 km/h sur une plage de 0 à 160 km/h.<text:line-break/>Mesurer la direction du vent : capable de distinguer 16 secteurs de la rose des vents.</text:p>
      <text:p text:style-name="P2"/>
      <text:p text:style-name="P3">2. Communication et enregistrement des mesures</text:p>
      <text:p text:style-name="P2"><text:line-break/>Communiquer les mesures : transmission à une armoire centrale à une distance max de 200 m.<text:line-break/>Bus de terrain : transmission des mesures toutes les 2 minutes.<text:line-break/>Enregistrer les mesures en local : stockage en cas de panne du système de transmission pour une période de 5 jours.</text:p>
      <text:p text:style-name="P2"/>
      <text:p text:style-name="P3">3. Collecte et transmission des données</text:p>
      <text:p text:style-name="P2"><text:line-break/>Collecter les données : transmission des mesures à un serveur IoT toutes les 2 minutes.<text:line-break/>Transmission RF : communication longue portée (jusqu'à 15 km) avec faible consommation d’énergie.</text:p>
      <text:p text:style-name="P2"/>
      <text:p text:style-name="P3">4. Système d’information et interface utilisateur</text:p>
      <text:p text:style-name="P2"><text:line-break/>Système d’information : stockage des données sur un serveur web avec gestionnaire de base de données.<text:line-break/>Interface web : accès aux données de mesure via une interface utilisateur.<text:line-break/>Interface homme-machine (IHM) : permet à un technicien de sélectionner un capteur et lire les mesures en direct.</text:p>
      <text:p text:style-name="P2"/>
      <text:p text:style-name="P3">5. Autonomie et fiabilité du système</text:p>
      <text:p text:style-name="P2"><text:line-break/>Être autonome en énergie : alimentation indépendante du réseau électrique.<text:line-break/>Diagnostiquer l’état du système : un technicien doit pouvoir vérifier le bon fonctionnement de la chaîne d’acquisition des mesures.<text:line-break/>Mesurer le temps : enregistrement de la date et l’heure des mesures à la seconde près.<text:line-break/>Stocker les données : sauvegarde sur carte SD au format CSV.<text:line-break/>Ces exigences assurent que le mât de prospection éolien fonctionne de manière fiable et autonome pour évaluer le potentiel éolien d’un si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4T13:36:47.090000000</meta:creation-date>
    <dc:date>2025-02-14T16:49:49.871000000</dc:date>
    <meta:editing-duration>PT8M28S</meta:editing-duration>
    <meta:editing-cycles>4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18" meta:word-count="685" meta:character-count="4390" meta:non-whitespace-character-count="3708"/>
  </office:meta>
</office:document-meta>
</file>